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4fd" officeooo:paragraph-rsid="001754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stopher Jose Rodolfo Barrios Solis</text:p>
      <text:p text:style-name="P1">Algoritmo:</text:p>
      <text:p text:style-name="P1">el usuario ingresa un numero y el programa utiliza la funcion convertir para convertir de numeros a letras la funcion utiliza un rango para los numeros de un digito, tambien numeros especiales que serian de 11 a 19 y luego utiliza una condicion desde el numero veinte en adelante esto es debido a la forma de escribirlos es diferente y la funcion busca ver en cuales frases se repi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30:42.020375781</meta:creation-date>
    <dc:date>2018-03-05T10:35:53.703933404</dc:date>
    <meta:editing-duration>PT5M13S</meta:editing-duration>
    <meta:editing-cycles>1</meta:editing-cycles>
    <meta:document-statistic meta:table-count="0" meta:image-count="0" meta:object-count="0" meta:page-count="1" meta:paragraph-count="3" meta:word-count="75" meta:character-count="431" meta:non-whitespace-character-count="359"/>
    <meta:generator>LibreOffice/5.1.6.2$Linux_X86_64 LibreOffice_project/10m0$Build-2</meta:generator>
  </office:meta>
</office:document-meta>
</file>